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25.14mm"/>
    </style:style>
    <style:style style:name="co3" style:family="table-column">
      <style:table-column-properties fo:break-before="auto" style:column-width="17.78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2.72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CA">
      <number:number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 style:data-style-name="N10000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 style:data-style-name="N109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9" style:family="table-cell" style:parent-style-name="Default" style:data-style-name="N109">
      <style:table-cell-properties style:text-align-source="fix" style:repeat-content="false" style:vertical-align="middle"/>
      <style:paragraph-properties fo:text-align="end" fo:margin-left="0mm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28.86mm" svg:height="89.99mm" svg:x="3.47mm" svg:y="65.12mm">
            <loext:p draw:notify-on-update-of-ranges="Sheet1.A2:Sheet1.A2 Sheet1.A3:Sheet1.A13 Sheet1.B1:Sheet1.B2 Sheet1.B3:Sheet1.B13 Sheet1.B1:Sheet1.B2 Sheet1.H3:Sheet1.H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number-columns-repeated="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row table:style-name="ro1">
          <table:table-cell/>
          <table:table-cell table:style-name="ce2" office:value-type="string" calcext:value-type="string" table:number-columns-spanned="5" table:number-rows-spanned="1">
            <text:p>Intel Core i7-3517U CPU</text:p>
          </table:table-cell>
          <table:covered-table-cell table:number-columns-repeated="4"/>
          <table:table-cell/>
          <table:table-cell table:style-name="ce2" office:value-type="string" calcext:value-type="string" table:number-columns-spanned="6" table:number-rows-spanned="1">
            <text:p>GeForce GTX 1060 6GB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/>
          <table:table-cell table:style-name="ce2" office:value-type="string" calcext:value-type="string">
            <text:p>kernel</text:p>
          </table:table-cell>
          <table:table-cell table:style-name="ce6" office:value-type="string" calcext:value-type="string">
            <text:p>write A</text:p>
          </table:table-cell>
          <table:table-cell table:style-name="ce6" office:value-type="string" calcext:value-type="string">
            <text:p>write B</text:p>
          </table:table-cell>
          <table:table-cell table:style-name="ce6" office:value-type="string" calcext:value-type="string">
            <text:p>write C</text:p>
          </table:table-cell>
          <table:table-cell table:style-name="ce6" office:value-type="string" calcext:value-type="string">
            <text:p>read C</text:p>
          </table:table-cell>
          <table:table-cell/>
          <table:table-cell table:style-name="ce2" office:value-type="string" calcext:value-type="string">
            <text:p>kernel</text:p>
          </table:table-cell>
          <table:table-cell table:style-name="ce6" office:value-type="string" calcext:value-type="string">
            <text:p>write A</text:p>
          </table:table-cell>
          <table:table-cell table:style-name="ce6" office:value-type="string" calcext:value-type="string">
            <text:p>write B</text:p>
          </table:table-cell>
          <table:table-cell table:style-name="ce6" office:value-type="string" calcext:value-type="string">
            <text:p>write C</text:p>
          </table:table-cell>
          <table:table-cell table:style-name="ce6" office:value-type="string" calcext:value-type="string">
            <text:p>read C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x4</text:p>
          </table:table-cell>
          <table:table-cell table:style-name="ce3" office:value-type="float" office:value="0.031515" calcext:value-type="float">
            <text:p>0,03 ms</text:p>
          </table:table-cell>
          <table:table-cell table:style-name="ce3" office:value-type="float" office:value="0.038609" calcext:value-type="float">
            <text:p>0,04 ms</text:p>
          </table:table-cell>
          <table:table-cell table:style-name="ce3" office:value-type="float" office:value="0.013549" calcext:value-type="float">
            <text:p>0,01 ms</text:p>
          </table:table-cell>
          <table:table-cell table:style-name="ce3" office:value-type="float" office:value="0.010947" calcext:value-type="float">
            <text:p>0,01 ms</text:p>
          </table:table-cell>
          <table:table-cell table:style-name="ce9" office:value-type="float" office:value="0.013391" calcext:value-type="float">
            <text:p>0,01 ms</text:p>
          </table:table-cell>
          <table:table-cell table:style-name="ce9"/>
          <table:table-cell table:style-name="ce3" office:value-type="float" office:value="0.028288" calcext:value-type="float">
            <text:p>0,03 ms</text:p>
          </table:table-cell>
          <table:table-cell table:style-name="ce3" office:value-type="float" office:value="0.027488" calcext:value-type="float">
            <text:p>0,03 ms</text:p>
          </table:table-cell>
          <table:table-cell table:style-name="ce3" office:value-type="float" office:value="0.010272" calcext:value-type="float">
            <text:p>0,01 ms</text:p>
          </table:table-cell>
          <table:table-cell table:style-name="ce3" office:value-type="float" office:value="0.010528" calcext:value-type="float">
            <text:p>0,01 ms</text:p>
          </table:table-cell>
          <table:table-cell table:style-name="ce3" office:value-type="float" office:value="0.014464" calcext:value-type="float">
            <text:p>0,01 m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8x8</text:p>
          </table:table-cell>
          <table:table-cell table:style-name="ce3" office:value-type="float" office:value="0.021417" calcext:value-type="float">
            <text:p>0,02 ms</text:p>
          </table:table-cell>
          <table:table-cell table:style-name="ce3" office:value-type="float" office:value="0.014234" calcext:value-type="float">
            <text:p>0,01 ms</text:p>
          </table:table-cell>
          <table:table-cell table:style-name="ce3" office:value-type="float" office:value="0.010359" calcext:value-type="float">
            <text:p>0,01 ms</text:p>
          </table:table-cell>
          <table:table-cell table:style-name="ce7" office:value-type="float" office:value="0.009956" calcext:value-type="float">
            <text:p>0,01 ms</text:p>
          </table:table-cell>
          <table:table-cell table:style-name="ce7" office:value-type="float" office:value="0.012452" calcext:value-type="float">
            <text:p>0,01 ms</text:p>
          </table:table-cell>
          <table:table-cell table:style-name="ce7"/>
          <table:table-cell table:style-name="ce3" office:value-type="float" office:value="0.01552" calcext:value-type="float">
            <text:p>0,02 ms</text:p>
          </table:table-cell>
          <table:table-cell table:style-name="ce3" office:value-type="float" office:value="0.011456" calcext:value-type="float">
            <text:p>0,01 ms</text:p>
          </table:table-cell>
          <table:table-cell table:style-name="ce3" office:value-type="float" office:value="0.01024" calcext:value-type="float">
            <text:p>0,01 ms</text:p>
          </table:table-cell>
          <table:table-cell table:style-name="ce3" office:value-type="float" office:value="0.009696" calcext:value-type="float">
            <text:p>0,01 ms</text:p>
          </table:table-cell>
          <table:table-cell table:style-name="ce3" office:value-type="float" office:value="0.008896" calcext:value-type="float">
            <text:p>0,01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16x16</text:p>
          </table:table-cell>
          <table:table-cell table:style-name="ce3" office:value-type="float" office:value="0.022002" calcext:value-type="float">
            <text:p>0,02 ms</text:p>
          </table:table-cell>
          <table:table-cell table:style-name="ce3" office:value-type="float" office:value="0.013281" calcext:value-type="float">
            <text:p>0,01 ms</text:p>
          </table:table-cell>
          <table:table-cell table:style-name="ce3" office:value-type="float" office:value="0.019009" calcext:value-type="float">
            <text:p>0,02 ms</text:p>
          </table:table-cell>
          <table:table-cell table:style-name="ce7" office:value-type="float" office:value="0.011193" calcext:value-type="float">
            <text:p>0,01 ms</text:p>
          </table:table-cell>
          <table:table-cell table:style-name="ce7" office:value-type="float" office:value="0.012595" calcext:value-type="float">
            <text:p>0,01 ms</text:p>
          </table:table-cell>
          <table:table-cell table:style-name="ce7"/>
          <table:table-cell table:style-name="ce3" office:value-type="float" office:value="0.015584" calcext:value-type="float">
            <text:p>0,02 ms</text:p>
          </table:table-cell>
          <table:table-cell table:style-name="ce3" office:value-type="float" office:value="0.010784" calcext:value-type="float">
            <text:p>0,01 ms</text:p>
          </table:table-cell>
          <table:table-cell table:style-name="ce3" office:value-type="float" office:value="0.010592" calcext:value-type="float">
            <text:p>0,01 ms</text:p>
          </table:table-cell>
          <table:table-cell table:style-name="ce3" office:value-type="float" office:value="0.010496" calcext:value-type="float">
            <text:p>0,01 ms</text:p>
          </table:table-cell>
          <table:table-cell table:style-name="ce3" office:value-type="float" office:value="0.00864" calcext:value-type="float">
            <text:p>0,01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32x32</text:p>
          </table:table-cell>
          <table:table-cell table:style-name="ce3" office:value-type="float" office:value="0.031658" calcext:value-type="float">
            <text:p>0,03 ms</text:p>
          </table:table-cell>
          <table:table-cell table:style-name="ce3" office:value-type="float" office:value="0.01708" calcext:value-type="float">
            <text:p>0,02 ms</text:p>
          </table:table-cell>
          <table:table-cell table:style-name="ce3" office:value-type="float" office:value="0.013021" calcext:value-type="float">
            <text:p>0,01 ms</text:p>
          </table:table-cell>
          <table:table-cell table:style-name="ce7" office:value-type="float" office:value="0.010213" calcext:value-type="float">
            <text:p>0,01 ms</text:p>
          </table:table-cell>
          <table:table-cell table:style-name="ce7" office:value-type="float" office:value="0.012484" calcext:value-type="float">
            <text:p>0,01 ms</text:p>
          </table:table-cell>
          <table:table-cell table:style-name="ce7"/>
          <table:table-cell table:style-name="ce3" office:value-type="float" office:value="0.023904" calcext:value-type="float">
            <text:p>0,02 ms</text:p>
          </table:table-cell>
          <table:table-cell table:style-name="ce3" office:value-type="float" office:value="0.062944" calcext:value-type="float">
            <text:p>0,06 ms</text:p>
          </table:table-cell>
          <table:table-cell table:style-name="ce3" office:value-type="float" office:value="0.011712" calcext:value-type="float">
            <text:p>0,01 ms</text:p>
          </table:table-cell>
          <table:table-cell table:style-name="ce3" office:value-type="float" office:value="0.01168" calcext:value-type="float">
            <text:p>0,01 ms</text:p>
          </table:table-cell>
          <table:table-cell table:style-name="ce3" office:value-type="float" office:value="0.011232" calcext:value-type="float">
            <text:p>0,01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64x64</text:p>
          </table:table-cell>
          <table:table-cell table:style-name="ce3" office:value-type="float" office:value="0.079073" calcext:value-type="float">
            <text:p>0,08 ms</text:p>
          </table:table-cell>
          <table:table-cell table:style-name="ce3" office:value-type="float" office:value="0.022428" calcext:value-type="float">
            <text:p>0,02 ms</text:p>
          </table:table-cell>
          <table:table-cell table:style-name="ce3" office:value-type="float" office:value="0.019765" calcext:value-type="float">
            <text:p>0,02 ms</text:p>
          </table:table-cell>
          <table:table-cell table:style-name="ce7" office:value-type="float" office:value="0.018284" calcext:value-type="float">
            <text:p>0,02 ms</text:p>
          </table:table-cell>
          <table:table-cell table:style-name="ce7" office:value-type="float" office:value="0.012789" calcext:value-type="float">
            <text:p>0,01 ms</text:p>
          </table:table-cell>
          <table:table-cell table:style-name="ce7"/>
          <table:table-cell table:style-name="ce3" office:value-type="float" office:value="0.034656" calcext:value-type="float">
            <text:p>0,03 ms</text:p>
          </table:table-cell>
          <table:table-cell table:style-name="ce3" office:value-type="float" office:value="0.023616" calcext:value-type="float">
            <text:p>0,02 ms</text:p>
          </table:table-cell>
          <table:table-cell table:style-name="ce3" office:value-type="float" office:value="0.01696" calcext:value-type="float">
            <text:p>0,02 ms</text:p>
          </table:table-cell>
          <table:table-cell table:style-name="ce3" office:value-type="float" office:value="0.017152" calcext:value-type="float">
            <text:p>0,02 ms</text:p>
          </table:table-cell>
          <table:table-cell table:style-name="ce3" office:value-type="float" office:value="0.014624" calcext:value-type="float">
            <text:p>0,01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128x128</text:p>
          </table:table-cell>
          <table:table-cell table:style-name="ce3" office:value-type="float" office:value="0.597861" calcext:value-type="float">
            <text:p>0,60 ms</text:p>
          </table:table-cell>
          <table:table-cell table:style-name="ce3" office:value-type="float" office:value="0.03848" calcext:value-type="float">
            <text:p>0,04 ms</text:p>
          </table:table-cell>
          <table:table-cell table:style-name="ce3" office:value-type="float" office:value="0.037075" calcext:value-type="float">
            <text:p>0,04 ms</text:p>
          </table:table-cell>
          <table:table-cell table:style-name="ce7" office:value-type="float" office:value="0.03593" calcext:value-type="float">
            <text:p>0,04 ms</text:p>
          </table:table-cell>
          <table:table-cell table:style-name="ce7" office:value-type="float" office:value="0.021336" calcext:value-type="float">
            <text:p>0,02 ms</text:p>
          </table:table-cell>
          <table:table-cell table:style-name="ce7"/>
          <table:table-cell table:style-name="ce3" office:value-type="float" office:value="0.140064" calcext:value-type="float">
            <text:p>0,14 ms</text:p>
          </table:table-cell>
          <table:table-cell table:style-name="ce3" office:value-type="float" office:value="0.082528" calcext:value-type="float">
            <text:p>0,08 ms</text:p>
          </table:table-cell>
          <table:table-cell table:style-name="ce3" office:value-type="float" office:value="0.03424" calcext:value-type="float">
            <text:p>0,03 ms</text:p>
          </table:table-cell>
          <table:table-cell table:style-name="ce3" office:value-type="float" office:value="0.032992" calcext:value-type="float">
            <text:p>0,03 ms</text:p>
          </table:table-cell>
          <table:table-cell table:style-name="ce3" office:value-type="float" office:value="0.13728" calcext:value-type="float">
            <text:p>0,14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256x256</text:p>
          </table:table-cell>
          <table:table-cell table:style-name="ce3" office:value-type="float" office:value="4.76901" calcext:value-type="float">
            <text:p>4,77 ms</text:p>
          </table:table-cell>
          <table:table-cell table:style-name="ce3" office:value-type="float" office:value="0.130551" calcext:value-type="float">
            <text:p>0,13 ms</text:p>
          </table:table-cell>
          <table:table-cell table:style-name="ce3" office:value-type="float" office:value="0.116808" calcext:value-type="float">
            <text:p>0,12 ms</text:p>
          </table:table-cell>
          <table:table-cell table:style-name="ce7" office:value-type="float" office:value="0.109797" calcext:value-type="float">
            <text:p>0,11 ms</text:p>
          </table:table-cell>
          <table:table-cell table:style-name="ce7" office:value-type="float" office:value="0.069828" calcext:value-type="float">
            <text:p>0,07 ms</text:p>
          </table:table-cell>
          <table:table-cell table:style-name="ce7"/>
          <table:table-cell table:style-name="ce3" office:value-type="float" office:value="0.952128" calcext:value-type="float">
            <text:p>0,95 ms</text:p>
          </table:table-cell>
          <table:table-cell table:style-name="ce3" office:value-type="float" office:value="0.12752" calcext:value-type="float">
            <text:p>0,13 ms</text:p>
          </table:table-cell>
          <table:table-cell table:style-name="ce3" office:value-type="float" office:value="0.10832" calcext:value-type="float">
            <text:p>0,11 ms</text:p>
          </table:table-cell>
          <table:table-cell table:style-name="ce3" office:value-type="float" office:value="0.102688" calcext:value-type="float">
            <text:p>0,10 ms</text:p>
          </table:table-cell>
          <table:table-cell table:style-name="ce3" office:value-type="float" office:value="0.972448" calcext:value-type="float">
            <text:p>0,97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512x512</text:p>
          </table:table-cell>
          <table:table-cell table:style-name="ce3" office:value-type="float" office:value="52.3921" calcext:value-type="float">
            <text:p>52,39 ms</text:p>
          </table:table-cell>
          <table:table-cell table:style-name="ce3" office:value-type="float" office:value="0.588928" calcext:value-type="float">
            <text:p>0,59 ms</text:p>
          </table:table-cell>
          <table:table-cell table:style-name="ce3" office:value-type="float" office:value="0.437408" calcext:value-type="float">
            <text:p>0,44 ms</text:p>
          </table:table-cell>
          <table:table-cell table:style-name="ce7" office:value-type="float" office:value="0.43403" calcext:value-type="float">
            <text:p>0,43 ms</text:p>
          </table:table-cell>
          <table:table-cell table:style-name="ce7" office:value-type="float" office:value="40.7564" calcext:value-type="float">
            <text:p>40,76 ms</text:p>
          </table:table-cell>
          <table:table-cell table:style-name="ce7"/>
          <table:table-cell table:style-name="ce3" office:value-type="float" office:value="7.85405" calcext:value-type="float">
            <text:p>7,85 ms</text:p>
          </table:table-cell>
          <table:table-cell table:style-name="ce3" office:value-type="float" office:value="0.592448" calcext:value-type="float">
            <text:p>0,59 ms</text:p>
          </table:table-cell>
          <table:table-cell table:style-name="ce3" office:value-type="float" office:value="0.555136" calcext:value-type="float">
            <text:p>0,56 ms</text:p>
          </table:table-cell>
          <table:table-cell table:style-name="ce3" office:value-type="float" office:value="0.472928" calcext:value-type="float">
            <text:p>0,47 ms</text:p>
          </table:table-cell>
          <table:table-cell table:style-name="ce3" office:value-type="float" office:value="7.98922" calcext:value-type="float">
            <text:p>7,99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1024x1024</text:p>
          </table:table-cell>
          <table:table-cell table:style-name="ce3" office:value-type="float" office:value="1526.73" calcext:value-type="float">
            <text:p>1526,73 ms</text:p>
          </table:table-cell>
          <table:table-cell table:style-name="ce3" office:value-type="float" office:value="1.73734" calcext:value-type="float">
            <text:p>1,74 ms</text:p>
          </table:table-cell>
          <table:table-cell table:style-name="ce3" office:value-type="float" office:value="1.88114" calcext:value-type="float">
            <text:p>1,88 ms</text:p>
          </table:table-cell>
          <table:table-cell table:style-name="ce7" office:value-type="float" office:value="1.90511" calcext:value-type="float">
            <text:p>1,91 ms</text:p>
          </table:table-cell>
          <table:table-cell table:style-name="ce7" office:value-type="float" office:value="1516.87" calcext:value-type="float">
            <text:p>1516,87 ms</text:p>
          </table:table-cell>
          <table:table-cell table:style-name="ce7"/>
          <table:table-cell table:style-name="ce3" office:value-type="float" office:value="92.7275" calcext:value-type="float">
            <text:p>92,73 ms</text:p>
          </table:table-cell>
          <table:table-cell table:style-name="ce3" office:value-type="float" office:value="1.75795" calcext:value-type="float">
            <text:p>1,76 ms</text:p>
          </table:table-cell>
          <table:table-cell table:style-name="ce3" office:value-type="float" office:value="1.74093" calcext:value-type="float">
            <text:p>1,74 ms</text:p>
          </table:table-cell>
          <table:table-cell table:style-name="ce3" office:value-type="float" office:value="2.15818" calcext:value-type="float">
            <text:p>2,16 ms</text:p>
          </table:table-cell>
          <table:table-cell table:style-name="ce3" office:value-type="float" office:value="94.0085" calcext:value-type="float">
            <text:p>94,01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2048x2048</text:p>
          </table:table-cell>
          <table:table-cell table:style-name="ce3" office:value-type="float" office:value="11961.6" calcext:value-type="float">
            <text:p>11961,60 ms</text:p>
          </table:table-cell>
          <table:table-cell table:style-name="ce3" office:value-type="float" office:value="8.98067" calcext:value-type="float">
            <text:p>8,98 ms</text:p>
          </table:table-cell>
          <table:table-cell table:style-name="ce3" office:value-type="float" office:value="8.32644" calcext:value-type="float">
            <text:p>8,33 ms</text:p>
          </table:table-cell>
          <table:table-cell table:style-name="ce7" office:value-type="float" office:value="7.28052" calcext:value-type="float">
            <text:p>7,28 ms</text:p>
          </table:table-cell>
          <table:table-cell table:style-name="ce7" office:value-type="float" office:value="11963.4" calcext:value-type="float">
            <text:p>11963,40 ms</text:p>
          </table:table-cell>
          <table:table-cell table:style-name="ce7"/>
          <table:table-cell table:style-name="ce3" office:value-type="float" office:value="873.244" calcext:value-type="float">
            <text:p>873,24 ms</text:p>
          </table:table-cell>
          <table:table-cell table:style-name="ce3" office:value-type="float" office:value="6.79008" calcext:value-type="float">
            <text:p>6,79 ms</text:p>
          </table:table-cell>
          <table:table-cell table:style-name="ce3" office:value-type="float" office:value="6.51069" calcext:value-type="float">
            <text:p>6,51 ms</text:p>
          </table:table-cell>
          <table:table-cell table:style-name="ce3" office:value-type="float" office:value="6.29539" calcext:value-type="float">
            <text:p>6,30 ms</text:p>
          </table:table-cell>
          <table:table-cell table:style-name="ce3" office:value-type="float" office:value="878.673" calcext:value-type="float">
            <text:p>878,67 ms</text:p>
          </table:table-cell>
          <table:table-cell table:style-name="ce8" table:number-columns-repeated="1012"/>
        </table:table-row>
        <table:table-row table:style-name="ro1">
          <table:table-cell office:value-type="string" calcext:value-type="string">
            <text:p>4096x4096</text:p>
          </table:table-cell>
          <table:table-cell table:style-name="ce3" office:value-type="float" office:value="108114" calcext:value-type="float">
            <text:p>108114,00 ms</text:p>
          </table:table-cell>
          <table:table-cell table:style-name="ce3" office:value-type="float" office:value="29.5057" calcext:value-type="float">
            <text:p>29,51 ms</text:p>
          </table:table-cell>
          <table:table-cell table:style-name="ce3" office:value-type="float" office:value="30.004" calcext:value-type="float">
            <text:p>30,00 ms</text:p>
          </table:table-cell>
          <table:table-cell table:style-name="ce7" office:value-type="float" office:value="27.0616" calcext:value-type="float">
            <text:p>27,06 ms</text:p>
          </table:table-cell>
          <table:table-cell table:style-name="ce7" office:value-type="float" office:value="108122" calcext:value-type="float">
            <text:p>108122,00 ms</text:p>
          </table:table-cell>
          <table:table-cell table:style-name="ce7"/>
          <table:table-cell table:style-name="ce3" office:value-type="float" office:value="7148.02" calcext:value-type="float">
            <text:p>7148,02 ms</text:p>
          </table:table-cell>
          <table:table-cell table:style-name="ce3" office:value-type="float" office:value="22.914" calcext:value-type="float">
            <text:p>22,91 ms</text:p>
          </table:table-cell>
          <table:table-cell table:style-name="ce3" office:value-type="float" office:value="22.8811" calcext:value-type="float">
            <text:p>22,88 ms</text:p>
          </table:table-cell>
          <table:table-cell table:style-name="ce3" office:value-type="float" office:value="22.3691" calcext:value-type="float">
            <text:p>22,37 ms</text:p>
          </table:table-cell>
          <table:table-cell table:style-name="ce3" office:value-type="float" office:value="7171.55" calcext:value-type="float">
            <text:p>7171,55 ms</text:p>
          </table:table-cell>
          <table:table-cell table:style-name="ce8" table:number-columns-repeated="1012"/>
        </table:table-row>
        <table:table-row table:style-name="ro1" table:number-rows-repeated="15">
          <table:table-cell table:number-columns-repeated="4"/>
          <table:table-cell table:style-name="ce8" table:number-columns-repeated="1020"/>
        </table:table-row>
        <table:table-row table:style-name="ro1" table:number-rows-repeated="3">
          <table:table-cell/>
          <table:table-cell table:style-name="ce5" table:number-columns-repeated="2"/>
          <table:table-cell/>
          <table:table-cell table:style-name="ce8" table:number-columns-repeated="1020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AT">€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2" loext:min-decimal-places="2" number:min-integer-digits="1"/>
      <number:text> ms</number:text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7">00.00.0000</text:date>, <text:time style:data-style-name="N2" text:time-value="00:41:22.4208444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1:51:04.568718609</meta:creation-date>
    <dc:date>2016-10-27T00:46:16.197295846</dc:date>
    <meta:editing-duration>PT1H9M17S</meta:editing-duration>
    <meta:editing-cycles>5</meta:editing-cycles>
    <meta:generator>LibreOffice/5.1.5.2$Linux_X86_64 LibreOffice_project/10m0$Build-2</meta:generator>
    <meta:document-statistic meta:table-count="2" meta:cell-count="1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9">
      <number:number number:decimal-places="2" loext:min-decimal-places="2" number:min-integer-digits="1"/>
      <number:text> ms</number:text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9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887cm" svg:height="9cm" xlink:href=".." xlink:type="simple" chart:class="chart:line" chart:style-name="ch1">
        <chart:legend chart:legend-position="end" svg:x="16.55cm" svg:y="3.944cm" style:legend-expansion="high" chart:style-name="ch2"/>
        <chart:plot-area chart:style-name="ch3" table:cell-range-address="Sheet1.A2:Sheet1.A13 Sheet1.B1:Sheet1.B13 Sheet1.H3:Sheet1.H13" chart:data-source-has-labels="both" svg:x="0.457cm" svg:y="0.18cm" svg:width="15.636cm" svg:height="8.64cm">
          <chartooo:coordinate-region svg:x="2.959cm" svg:y="0.18cm" svg:width="12.991cm" svg:height="6.635cm"/>
          <chart:axis chart:dimension="x" chart:name="primary-x" chart:style-name="ch4" chartooo:axis-type="auto">
            <chartooo:date-scale/>
            <chart:categories table:cell-range-address="Sheet1.A3:Sheet1.A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13" chart:label-cell-address="Sheet1.B1:Sheet1.B2" chart:class="chart:line">
            <chart:data-point chart:repeated="11"/>
          </chart:series>
          <chart:series chart:style-name="ch8" chart:values-cell-range-address="Sheet1.H3:Sheet1.H13" chart:label-cell-address="Sheet1.B1:Sheet1.B2" chart:class="chart:line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l Core i7-3517U CPU kernel</text:p>
                <text:list>
                  <text:list-item>
                    <text:p>Intel Core i7-3517U CPU</text:p>
                  </text:list-item>
                  <text:list-item>
                    <text:p>kernel</text:p>
                  </text:list-item>
                </text:list>
                <draw:g>
                  <svg:desc>Sheet1.B1:Sheet1.B2</svg:desc>
                </draw:g>
              </table:table-cell>
              <table:table-cell office:value-type="string">
                <text:p>Intel Core i7-3517U CPU kernel</text:p>
                <text:list>
                  <text:list-item>
                    <text:p>Intel Core i7-3517U CPU</text:p>
                  </text:list-item>
                  <text:list-item>
                    <text:p>kernel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x4</text:p>
                <draw:g>
                  <svg:desc>Sheet1.A3:Sheet1.A13</svg:desc>
                </draw:g>
              </table:table-cell>
              <table:table-cell office:value-type="float" office:value="0.031515">
                <text:p>0.031515</text:p>
                <draw:g>
                  <svg:desc>Sheet1.B3:Sheet1.B13</svg:desc>
                </draw:g>
              </table:table-cell>
              <table:table-cell office:value-type="float" office:value="0.028288">
                <text:p>0.028288</text:p>
                <draw:g>
                  <svg:desc>Sheet1.H3:Sheet1.H13</svg:desc>
                </draw:g>
              </table:table-cell>
            </table:table-row>
            <table:table-row>
              <table:table-cell office:value-type="string">
                <text:p>8x8</text:p>
              </table:table-cell>
              <table:table-cell office:value-type="float" office:value="0.021417">
                <text:p>0.021417</text:p>
              </table:table-cell>
              <table:table-cell office:value-type="float" office:value="0.01552">
                <text:p>0.01552</text:p>
              </table:table-cell>
            </table:table-row>
            <table:table-row>
              <table:table-cell office:value-type="string">
                <text:p>16x16</text:p>
              </table:table-cell>
              <table:table-cell office:value-type="float" office:value="0.022002">
                <text:p>0.022002</text:p>
              </table:table-cell>
              <table:table-cell office:value-type="float" office:value="0.015584">
                <text:p>0.015584</text:p>
              </table:table-cell>
            </table:table-row>
            <table:table-row>
              <table:table-cell office:value-type="string">
                <text:p>32x32</text:p>
              </table:table-cell>
              <table:table-cell office:value-type="float" office:value="0.031658">
                <text:p>0.031658</text:p>
              </table:table-cell>
              <table:table-cell office:value-type="float" office:value="0.023904">
                <text:p>0.023904</text:p>
              </table:table-cell>
            </table:table-row>
            <table:table-row>
              <table:table-cell office:value-type="string">
                <text:p>64x64</text:p>
              </table:table-cell>
              <table:table-cell office:value-type="float" office:value="0.079073">
                <text:p>0.079073</text:p>
              </table:table-cell>
              <table:table-cell office:value-type="float" office:value="0.034656">
                <text:p>0.034656</text:p>
              </table:table-cell>
            </table:table-row>
            <table:table-row>
              <table:table-cell office:value-type="string">
                <text:p>128x128</text:p>
              </table:table-cell>
              <table:table-cell office:value-type="float" office:value="0.597861">
                <text:p>0.597861</text:p>
              </table:table-cell>
              <table:table-cell office:value-type="float" office:value="0.140064">
                <text:p>0.140064</text:p>
              </table:table-cell>
            </table:table-row>
            <table:table-row>
              <table:table-cell office:value-type="string">
                <text:p>256x256</text:p>
              </table:table-cell>
              <table:table-cell office:value-type="float" office:value="4.76901">
                <text:p>4.76901</text:p>
              </table:table-cell>
              <table:table-cell office:value-type="float" office:value="0.952128">
                <text:p>0.952128</text:p>
              </table:table-cell>
            </table:table-row>
            <table:table-row>
              <table:table-cell office:value-type="string">
                <text:p>512x512</text:p>
              </table:table-cell>
              <table:table-cell office:value-type="float" office:value="52.3921">
                <text:p>52.3921</text:p>
              </table:table-cell>
              <table:table-cell office:value-type="float" office:value="7.85405">
                <text:p>7.85405</text:p>
              </table:table-cell>
            </table:table-row>
            <table:table-row>
              <table:table-cell office:value-type="string">
                <text:p>1024x1024</text:p>
              </table:table-cell>
              <table:table-cell office:value-type="float" office:value="1526.73">
                <text:p>1526.73</text:p>
              </table:table-cell>
              <table:table-cell office:value-type="float" office:value="92.7275">
                <text:p>92.7275</text:p>
              </table:table-cell>
            </table:table-row>
            <table:table-row>
              <table:table-cell office:value-type="string">
                <text:p>2048x2048</text:p>
              </table:table-cell>
              <table:table-cell office:value-type="float" office:value="11961.6">
                <text:p>11961.6</text:p>
              </table:table-cell>
              <table:table-cell office:value-type="float" office:value="873.244">
                <text:p>873.244</text:p>
              </table:table-cell>
            </table:table-row>
            <table:table-row>
              <table:table-cell office:value-type="string">
                <text:p>4096x4096</text:p>
              </table:table-cell>
              <table:table-cell office:value-type="float" office:value="108114">
                <text:p>108114</text:p>
              </table:table-cell>
              <table:table-cell office:value-type="float" office:value="7148.02">
                <text:p>7148.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